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ara tornar seu menu responsivo, você pode usar **CSS Flexbox** para o layout e **media queries** para adaptar o estilo em diferentes tamanhos de tela.</text:p>
      <text:p text:style-name="Standard"/>
      <text:p text:style-name="Standard">### Configurando o Menu com Flexbox</text:p>
      <text:p text:style-name="Standard"/>
      <text:p text:style-name="Standard">Primeiro, no seu arquivo CSS principal (`aulaRevisao.css`), adicione o seguinte código para estilizar o menu:</text:p>
      <text:p text:style-name="Standard"/>
      <text:p text:style-name="Standard">```css</text:p>
      <text:p text:style-name="Standard">.cabecalho {</text:p>
      <text:p text:style-name="Standard"><text:s text:c="4"/>display: flex; /* Transforma o cabeçalho em um container flexível */</text:p>
      <text:p text:style-name="Standard"><text:s text:c="4"/>justify-content: space-between; /* Distribui o espaço entre o menu e outros elementos */</text:p>
      <text:p text:style-name="Standard"><text:s text:c="4"/>align-items: center; /* Centraliza verticalmente os itens */</text:p>
      <text:p text:style-name="Standard"><text:s text:c="4"/>padding: 15px; /* Adiciona um preenchimento interno */</text:p>
      <text:p text:style-name="Standard"><text:s text:c="4"/>background-color: #333; /* Cor de fundo do cabeçalho */</text:p>
      <text:p text:style-name="Standard">}</text:p>
      <text:p text:style-name="Standard"/>
      <text:p text:style-name="Standard">.menu {</text:p>
      <text:p text:style-name="Standard"><text:s text:c="4"/>display: flex; /* Transforma o menu em um container flexível */</text:p>
      <text:p text:style-name="Standard"><text:s text:c="4"/>gap: 20px; /* Adiciona um espaçamento entre os links */</text:p>
      <text:p text:style-name="Standard">}</text:p>
      <text:p text:style-name="Standard"/>
      <text:p text:style-name="Standard">.menu a {</text:p>
      <text:p text:style-name="Standard"><text:s text:c="4"/>color: white;</text:p>
      <text:p text:style-name="Standard"><text:s text:c="4"/>text-decoration: none;</text:p>
      <text:p text:style-name="Standard"><text:s text:c="4"/>padding: 10px 15px;</text:p>
      <text:p text:style-name="Standard"><text:s text:c="4"/>border-radius: 5px;</text:p>
      <text:p text:style-name="Standard"><text:s text:c="4"/>transition: background-color 0.3s;</text:p>
      <text:p text:style-name="Standard">}</text:p>
      <text:p text:style-name="Standard"/>
      <text:p text:style-name="Standard">.menu a:hover,</text:p>
      <text:p text:style-name="Standard">.menu a.active {</text:p>
      <text:p text:style-name="Standard"><text:s text:c="4"/>background-color: #555;</text:p>
      <text:p text:style-name="Standard">}</text:p>
      <text:p text:style-name="Standard">```</text:p>
      <text:p text:style-name="Standard"/>
      <text:p text:style-name="Standard">-----</text:p>
      <text:p text:style-name="Standard"/>
      <text:p text:style-name="Standard">### Adicionando Responsividade com Media Queries</text:p>
      <text:p text:style-name="Standard"/>
      <text:p text:style-name="Standard">Agora, para adaptar o menu a telas menores, como as de celulares, você pode usar um arquivo CSS separado (`mobile.css`) ou adicionar a media query diretamente no arquivo principal.</text:p>
      <text:p text:style-name="Standard"/>
      <text:p text:style-name="Standard">Adicione o seguinte código em seu arquivo `mobile.css`:</text:p>
      <text:p text:style-name="Standard"/>
      <text:p text:style-name="Standard">```css</text:p>
      <text:p text:style-name="Standard">@media (max-width: 768px) {</text:p>
      <text:p text:style-name="Standard"><text:s text:c="4"/>.cabecalho {</text:p>
      <text:p text:style-name="Standard"><text:s text:c="8"/>flex-direction: column; /* Altera a direção para coluna em telas pequenas */</text:p>
      <text:p text:style-name="Standard"><text:s text:c="8"/>align-items: flex-start; /* Alinha os itens à esquerda */</text:p>
      <text:p text:style-name="Standard"><text:s text:c="4"/>}</text:p>
      <text:p text:style-name="Standard"/>
      <text:p text:style-name="Standard"><text:soft-page-break/><text:s text:c="4"/>.menu {</text:p>
      <text:p text:style-name="Standard"><text:s text:c="8"/>flex-direction: column; /* Altera a direção do menu para coluna */</text:p>
      <text:p text:style-name="Standard"><text:s text:c="8"/>width: 100%; /* Faz o menu ocupar a largura total */</text:p>
      <text:p text:style-name="Standard"><text:s text:c="8"/>gap: 0; /* Remove o espaçamento entre os links */</text:p>
      <text:p text:style-name="Standard"><text:s text:c="4"/>}</text:p>
      <text:p text:style-name="Standard"/>
      <text:p text:style-name="Standard"><text:s text:c="4"/>.menu a {</text:p>
      <text:p text:style-name="Standard"><text:s text:c="8"/>display: block; /* Faz os links ocuparem a largura total do menu */</text:p>
      <text:p text:style-name="Standard"><text:s text:c="8"/>width: 100%;</text:p>
      <text:p text:style-name="Standard"><text:s text:c="8"/>text-align: center; /* Centraliza o texto */</text:p>
      <text:p text:style-name="Standard"><text:s text:c="8"/>padding: 15px;</text:p>
      <text:p text:style-name="Standard"><text:s text:c="8"/>border-bottom: 1px solid #444; /* Adiciona uma linha divisória */</text:p>
      <text:p text:style-name="Standard"><text:s text:c="4"/>}</text:p>
      <text:p text:style-name="Standard"/>
      <text:p text:style-name="Standard"><text:s text:c="4"/>.menu a:last-child {</text:p>
      <text:p text:style-name="Standard"><text:s text:c="8"/>border-bottom: none; /* Remove a linha do último link */</text:p>
      <text:p text:style-name="Standard"><text:s text:c="4"/>}</text:p>
      <text:p text:style-name="Standard">}</text:p>
      <text:p text:style-name="Standard">```</text:p>
      <text:p text:style-name="Standard"/>
      <text:p text:style-name="Standard">Com essa configuração:</text:p>
      <text:p text:style-name="Standard"/>
      <text:p text:style-name="Standard"><text:s text:c="2"/>* Em telas maiores, o menu aparecerá em uma linha horizontal.</text:p>
      <text:p text:style-name="Standard"><text:s text:c="2"/>* Em telas com largura de até **768px**, ele se transformará em uma lista vertical, ideal para dispositivos móveis. Você pode ajustar esse valor (`768px`) para o ponto de quebra que melhor se adapte ao seu design. 📱</text:p>
      <text:p text:style-name="Standard"/>
      <text:p text:style-name="Standard">Para visualizar o resultado, experimente redimensionar a janela do seu navegador\!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7T23:20:29.433954200</meta:creation-date>
    <dc:date>2025-09-27T23:22:26.977924300</dc:date>
    <meta:editing-duration>PT1M59S</meta:editing-duration>
    <meta:editing-cycles>1</meta:editing-cycles>
    <meta:document-statistic meta:table-count="0" meta:image-count="0" meta:object-count="0" meta:page-count="2" meta:paragraph-count="58" meta:word-count="373" meta:character-count="2430" meta:non-whitespace-character-count="1939"/>
    <meta:generator>LibreOffice/25.2.5.2$Windows_X86_64 LibreOffice_project/03d19516eb2e1dd5d4ccd751a0d6f35f35e08022</meta:generator>
  </office:meta>
</office:document-meta>
</file>